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c144" officeooo:paragraph-rsid="0010c144"/>
    </style:style>
    <style:style style:name="P2" style:family="paragraph" style:parent-style-name="Standard">
      <style:text-properties officeooo:rsid="0011c059" officeooo:paragraph-rsid="0011c059"/>
    </style:style>
    <style:style style:name="P3" style:family="paragraph" style:parent-style-name="Standard">
      <style:text-properties officeooo:rsid="0011e409" officeooo:paragraph-rsid="0011e409"/>
    </style:style>
    <style:style style:name="P4" style:family="paragraph" style:parent-style-name="Standard">
      <style:text-properties officeooo:rsid="0012fca3" officeooo:paragraph-rsid="0012fca3"/>
    </style:style>
    <style:style style:name="P5" style:family="paragraph" style:parent-style-name="Standard">
      <style:text-properties officeooo:rsid="00151ec3" officeooo:paragraph-rsid="00151ec3"/>
    </style:style>
    <style:style style:name="P6" style:family="paragraph" style:parent-style-name="Standard">
      <style:text-properties officeooo:rsid="00165fc8" officeooo:paragraph-rsid="00165fc8"/>
    </style:style>
    <style:style style:name="P7" style:family="paragraph" style:parent-style-name="Standard">
      <style:text-properties officeooo:rsid="00168dea" officeooo:paragraph-rsid="00168dea"/>
    </style:style>
    <style:style style:name="T1" style:family="text">
      <style:text-properties officeooo:rsid="0011c059"/>
    </style:style>
    <style:style style:name="T2" style:family="text">
      <style:text-properties officeooo:rsid="0012408f"/>
    </style:style>
    <style:style style:name="T3" style:family="text">
      <style:text-properties officeooo:rsid="00140a9e"/>
    </style:style>
    <style:style style:name="T4" style:family="text">
      <style:text-properties officeooo:rsid="00151ec3"/>
    </style:style>
    <style:style style:name="T5" style:family="text">
      <style:text-properties officeooo:rsid="00191c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&gt;Data Abstraction :</text:p>
      <text:p text:style-name="P1">1-Physical level.</text:p>
      <text:p text:style-name="P1">2-Logical level.<text:span text:style-name="T1">[Physical Data Independence]</text:span></text:p>
      <text:p text:style-name="P1">3-View Level.</text:p>
      <text:p text:style-name="P1"/>
      <text:p text:style-name="P2">=&gt;Schema :</text:p>
      <text:p text:style-name="P2">The overall design of a database is called database schema.</text:p>
      <text:p text:style-name="P2"/>
      <text:p text:style-name="P2">=&gt;Instance :</text:p>
      <text:p text:style-name="P2">The collection of information stored in a <text:s/>database at a particular moment is called instance.</text:p>
      <text:p text:style-name="P2"/>
      <text:p text:style-name="P3">=&gt;Data Models :</text:p>
      <text:p text:style-name="P3"><text:tab/>It is a collection of conceptual tool for describing data, data semantics, data relationships <text:tab/>and consistency constraints.</text:p>
      <text:p text:style-name="P3"><text:tab/>Types of data models:</text:p>
      <text:p text:style-name="P3"><text:tab/><text:tab/>1-Relational model.<text:span text:style-name="T2">[Record based model]</text:span></text:p>
      <text:p text:style-name="P3"><text:tab/><text:tab/>2-Entity Relationship model.</text:p>
      <text:p text:style-name="P3"><text:tab/><text:tab/>3-Object based model.</text:p>
      <text:p text:style-name="P3"><text:tab/><text:tab/>4-Semistructured data model.</text:p>
      <text:p text:style-name="P3"/>
      <text:p text:style-name="P4">=&gt;Data Definition Language(DDL):</text:p>
      <text:p text:style-name="P4"><text:tab/>Used to define schema of a database.</text:p>
      <text:p text:style-name="P4"/>
      <text:p text:style-name="P4">=&gt;Data Manipulation Language(DML):</text:p>
      <text:p text:style-name="P4"><text:tab/>Used to express database queries and updates.</text:p>
      <text:p text:style-name="P4"><text:tab/>Types of access :</text:p>
      <text:p text:style-name="P4"><text:tab/><text:tab/>1-Retrieval of information stored in a database.</text:p>
      <text:p text:style-name="P4"><text:tab/><text:tab/>2-Insertion of new information in a database.</text:p>
      <text:p text:style-name="P4"><text:tab/><text:tab/>3-Deletion of information from a database.</text:p>
      <text:p text:style-name="P4"><text:tab/><text:tab/>4-Modification of information in a database.</text:p>
      <text:p text:style-name="P4"><text:tab/><text:span text:style-name="T3">Types of DMLs :</text:span></text:p>
      <text:p text:style-name="P4"><text:tab/><text:tab/><text:span text:style-name="T3">1-Procedural DML.</text:span></text:p>
      <text:p text:style-name="P4"><text:tab/><text:tab/><text:span text:style-name="T4">2-Declarative DML.</text:span></text:p>
      <text:p text:style-name="P5">=&gt;Query:</text:p>
      <text:p text:style-name="P5"><text:tab/>A statement of retrieval of information.</text:p>
      <text:p text:style-name="P5"/>
      <text:p text:style-name="P6">=&gt;Types of constraints:</text:p>
      <text:p text:style-name="P6">1-Domain Constraint.</text:p>
      <text:p text:style-name="P6">2-Referential-Integrity Constraint.</text:p>
      <text:p text:style-name="P6"/>
      <text:p text:style-name="P7">* <text:span text:style-name="T5">Unified Modelling Language(UML) is used to draw entity relationship dia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23:06:27.115935106</meta:creation-date>
    <dc:date>2020-03-01T12:46:46.394969296</dc:date>
    <meta:editing-duration>PT1H37M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60" meta:character-count="1168" meta:non-whitespace-character-count="1012"/>
  </office:meta>
</office:document-meta>
</file>